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 style:rotation-align="none"/>
    </style:style>
    <style:style style:name="ce3" style:family="table-cell" style:parent-style-name="Default" style:data-style-name="N11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fo:color="#ff420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fo:color="#579d1c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fo:border="0.002cm solid #000000" style:rotation-align="none"/>
      <style:text-properties fo:color="#ff3366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fo:border="0.002cm solid #000000" style:rotation-align="none"/>
      <style:text-properties fo:color="#00ae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ext-properties fo:color="#ff420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ext-properties fo:color="#579d1c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fo:border="0.002cm solid #000000" style:rotation-align="none"/>
      <style:text-properties fo:color="#ff3366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ext-properties fo:color="#ff3366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style:diagonal-bl-tr="none" style:diagonal-tl-br="none" fo:border="0.002cm solid #000000" style:rotation-align="non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02cm solid #000000" style:rotation-align="none"/>
      <style:text-properties fo:color="#b80047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02cm solid #000000" style:rotation-align="none"/>
      <style:text-properties fo:color="#004a4a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2cm solid #000000" style:rotation-align="none"/>
      <style:text-properties fo:color="#944794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02cm solid #000000" style:rotation-align="none"/>
      <style:text-properties fo:color="#ff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color="#ff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table:number-columns-spanned="3" table:number-rows-spanned="1">
            <text:p>Этап №1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2"/>
        </table:table-row>
        <table:table-row table:style-name="ro1">
          <table:table-cell office:value-type="string">
            <text:p>№</text:p>
          </table:table-cell>
          <table:table-cell office:value-type="string">
            <text:p>КНС</text:p>
          </table:table-cell>
          <table:table-cell office:value-type="string">
            <text:p>Стоимость по смете</text:p>
          </table:table-cell>
          <table:table-cell office:value-type="string">
            <text:p>Родная себестоимость</text:p>
          </table:table-cell>
          <table:table-cell office:value-type="string">
            <text:p>Навязанные допрасходы</text:p>
          </table:table-cell>
          <table:table-cell office:value-type="string">
            <text:p>Себестоимость</text:p>
          </table:table-cell>
          <table:table-cell office:value-type="string">
            <text:p>Прибыль</text:p>
          </table:table-cell>
          <table:table-cell office:value-type="string">
            <text:p>Зарплата</text:p>
          </table:table-cell>
          <table:table-cell office:value-type="string">
            <text:p>Зарплата их</text:p>
          </table:table-cell>
          <table:table-cell office:value-type="string">
            <text:p>Зарплата наших</text:p>
          </table:table-cell>
          <table:table-cell office:value-type="string">
            <text:p>Резерв</text:p>
          </table:table-cell>
          <table:table-cell office:value-type="string">
            <text:p>Соцналог</text:p>
          </table:table-cell>
          <table:table-cell office:value-type="string">
            <text:p>НДС</text:p>
          </table:table-cell>
          <table:table-cell office:value-type="string">
            <text:p>Корпоративный</text:p>
          </table:table-cell>
          <table:table-cell office:value-type="string">
            <text:p>Без Налогов</text:p>
          </table:table-cell>
          <table:table-cell office:value-type="string">
            <text:p>Откат</text:p>
          </table:table-cell>
          <table:table-cell office:value-type="string">
            <text:p>Чистая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НС 2 горбольница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3]+[.E3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НС№2 жд техникум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4]+[.E4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НС№4 Островского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5]+[.E5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НС№5 жд вокзал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6]+[.E6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НС Радищева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7]+[.E7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string">
            <text:p>ИТОГО</text:p>
          </table:table-cell>
          <table:table-cell/>
          <table:table-cell table:style-name="ce4" table:formula="of:=SUM([.C3:.C7])" office:value-type="float" office:value="8199760">
            <text:p>8199760</text:p>
          </table:table-cell>
          <table:table-cell table:style-name="ce4" table:number-columns-repeated="2"/>
          <table:table-cell table:formula="of:=SUM([.F3:.F7])" office:value-type="float" office:value="3120000">
            <text:p>3120000</text:p>
          </table:table-cell>
          <table:table-cell table:style-name="ce17" table:formula="of:=[.C8]-[.F8]" office:value-type="float" office:value="5079760">
            <text:p>5079760</text:p>
          </table:table-cell>
          <table:table-cell table:style-name="ce19" table:formula="of:=[.G8]*25/100" office:value-type="float" office:value="1269940">
            <text:p>1269940</text:p>
          </table:table-cell>
          <table:table-cell table:style-name="ce19" table:formula="of:=33012*5" office:value-type="float" office:value="165060">
            <text:p>165060</text:p>
          </table:table-cell>
          <table:table-cell table:style-name="ce19" table:formula="of:=100000*5" office:value-type="float" office:value="500000">
            <text:p>500000</text:p>
          </table:table-cell>
          <table:table-cell table:style-name="ce19" table:formula="of:=[.H8]-[.I8]-[.J8]" office:value-type="float" office:value="604880">
            <text:p>604880</text:p>
          </table:table-cell>
          <table:table-cell table:style-name="ce21" table:formula="of:=([.H8]-([.H8]*0.1))*16/100" office:value-type="float" office:value="182871.36">
            <text:p>182871,36</text:p>
          </table:table-cell>
          <table:table-cell table:formula="of:=[.G8]/100*12" office:value-type="float" office:value="609571.2">
            <text:p>609571,2</text:p>
          </table:table-cell>
          <table:table-cell table:formula="of:=([.G8]-[.L8]-[.M8])*20/100" office:value-type="float" office:value="857463.488">
            <text:p>857463,488</text:p>
          </table:table-cell>
          <table:table-cell table:formula="of:=[.G8]-[.L8]-[.M8]-[.N8]" office:value-type="float" office:value="3429853.952">
            <text:p>3429853,952</text:p>
          </table:table-cell>
          <table:table-cell table:style-name="ce23" table:formula="of:=[.C10]+[.C11]" office:value-type="float" office:value="1229964">
            <text:p>1229964</text:p>
          </table:table-cell>
          <table:table-cell table:formula="of:=[.O8]-[.P8]" office:value-type="float" office:value="2199889.952">
            <text:p>2199889,952</text:p>
          </table:table-cell>
        </table:table-row>
        <table:table-row table:style-name="ro1">
          <table:table-cell table:style-name="ce3" office:value-type="string">
            <text:p>15% За участие в конкурсе</text:p>
          </table:table-cell>
          <table:table-cell/>
          <table:table-cell table:formula="of:=[.C8]*15/100" office:value-type="float" office:value="1229964">
            <text:p>1229964</text:p>
          </table:table-cell>
          <table:table-cell table:number-columns-repeated="2"/>
          <table:table-cell table:formula="of:=[.C9]" office:value-type="float" office:value="1229964">
            <text:p>1229964</text:p>
          </table:table-cell>
          <table:table-cell table:number-columns-repeated="11"/>
        </table:table-row>
        <table:table-row table:style-name="ro1">
          <table:table-cell office:value-type="string">
            <text:p>10% Непредвиденные</text:p>
          </table:table-cell>
          <table:table-cell/>
          <table:table-cell table:style-name="ce6" table:formula="of:=[.C8]*10/100" office:value-type="float" office:value="819976">
            <text:p>819976</text:p>
          </table:table-cell>
          <table:table-cell table:style-name="ce6" table:number-columns-repeated="2"/>
          <table:table-cell table:style-name="ce15" table:formula="of:=SUM([.F8:.F9])" office:value-type="float" office:value="4349964">
            <text:p>4349964</text:p>
          </table:table-cell>
          <table:table-cell table:number-columns-repeated="9"/>
          <table:table-cell table:style-name="ce24"/>
          <table:table-cell/>
        </table:table-row>
        <table:table-row table:style-name="ro1">
          <table:table-cell office:value-type="string">
            <text:p>5% Транспортные</text:p>
          </table:table-cell>
          <table:table-cell/>
          <table:table-cell table:style-name="ce7" table:formula="of:=[.C8]*5/100" office:value-type="float" office:value="409988">
            <text:p>409988</text:p>
          </table:table-cell>
          <table:table-cell table:style-name="ce7" table:number-columns-repeated="2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table:number-columns-spanned="6" table:number-rows-spanned="1">
            <text:p>Этап №2</text:p>
          </table:table-cell>
          <table:covered-table-cell table:number-columns-repeated="5" table:style-name="ce1"/>
          <table:table-cell table:number-columns-repeated="11"/>
        </table:table-row>
        <table:table-row table:style-name="ro1">
          <table:table-cell office:value-type="string">
            <text:p>№</text:p>
          </table:table-cell>
          <table:table-cell office:value-type="string">
            <text:p>Система управления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ервер + SCADA</text:p>
          </table:table-cell>
          <table:table-cell office:value-type="float" office:value="11650133">
            <text:p>11650133</text:p>
          </table:table-cell>
          <table:table-cell office:value-type="float" office:value="5015353">
            <text:p>5015353</text:p>
          </table:table-cell>
          <table:table-cell/>
          <table:table-cell office:value-type="float" office:value="5015353">
            <text:p>5015353</text:p>
          </table:table-cell>
          <table:table-cell table:number-columns-repeated="11"/>
        </table:table-row>
        <table:table-row table:style-name="ro1">
          <table:table-cell office:value-type="string">
            <text:p>ИТОГО</text:p>
          </table:table-cell>
          <table:table-cell/>
          <table:table-cell table:style-name="ce4" table:formula="of:=SUM([.C16:.C16])" office:value-type="float" office:value="11650133">
            <text:p>11650133</text:p>
          </table:table-cell>
          <table:table-cell table:style-name="ce4" table:number-columns-repeated="2"/>
          <table:table-cell table:formula="of:=SUM([.F16:.F16])" office:value-type="float" office:value="5015353">
            <text:p>5015353</text:p>
          </table:table-cell>
          <table:table-cell table:style-name="ce17" table:formula="of:=[.C17]-[.F17]" office:value-type="float" office:value="6634780">
            <text:p>6634780</text:p>
          </table:table-cell>
          <table:table-cell table:style-name="ce20" table:formula="of:=[.G17]*25/100" office:value-type="float" office:value="1658695">
            <text:p>1658695</text:p>
          </table:table-cell>
          <table:table-cell table:style-name="ce20" office:value-type="float" office:value="300000">
            <text:p>300000</text:p>
          </table:table-cell>
          <table:table-cell table:style-name="ce20" office:value-type="float" office:value="1000000">
            <text:p>1000000</text:p>
          </table:table-cell>
          <table:table-cell table:style-name="ce19" table:formula="of:=[.H17]-[.I17]-[.J17]" office:value-type="float" office:value="358695">
            <text:p>358695</text:p>
          </table:table-cell>
          <table:table-cell table:style-name="ce22" table:formula="of:=([.H17]-([.H17]*0.1))*16/100" office:value-type="float" office:value="238852.08">
            <text:p>238852,08</text:p>
          </table:table-cell>
          <table:table-cell table:formula="of:=[.G17]/100*12" office:value-type="float" office:value="796173.6">
            <text:p>796173,6</text:p>
          </table:table-cell>
          <table:table-cell table:formula="of:=([.G17]-[.L17]-[.M17])*20/100" office:value-type="float" office:value="1119950.864">
            <text:p>1119950,864</text:p>
          </table:table-cell>
          <table:table-cell table:formula="of:=[.G17]-[.L17]-[.M17]-[.N17]" office:value-type="float" office:value="4479803.456">
            <text:p>4479803,456</text:p>
          </table:table-cell>
          <table:table-cell table:style-name="ce23" table:formula="of:=[.C19]+[.C20]" office:value-type="float" office:value="1747519.95">
            <text:p>1747519,95</text:p>
          </table:table-cell>
          <table:table-cell table:formula="of:=[.O17]-[.P17]" office:value-type="float" office:value="2732283.506">
            <text:p>2732283,506</text:p>
          </table:table-cell>
        </table:table-row>
        <table:table-row table:style-name="ro1">
          <table:table-cell table:style-name="ce3" office:value-type="string">
            <text:p>15% За участие в конкурсе</text:p>
          </table:table-cell>
          <table:table-cell/>
          <table:table-cell table:formula="of:=[.C17]*15/100" office:value-type="float" office:value="1747519.95">
            <text:p>1747519,95</text:p>
          </table:table-cell>
          <table:table-cell table:number-columns-repeated="2"/>
          <table:table-cell table:formula="of:=[.C18]" office:value-type="float" office:value="1747519.95">
            <text:p>1747519,95</text:p>
          </table:table-cell>
          <table:table-cell table:number-columns-repeated="11"/>
        </table:table-row>
        <table:table-row table:style-name="ro1">
          <table:table-cell office:value-type="string">
            <text:p>10% Непредвиденные</text:p>
          </table:table-cell>
          <table:table-cell/>
          <table:table-cell table:style-name="ce6" table:formula="of:=[.C17]*10/100" office:value-type="float" office:value="1165013.3">
            <text:p>1165013,3</text:p>
          </table:table-cell>
          <table:table-cell table:style-name="ce6" table:number-columns-repeated="2"/>
          <table:table-cell table:style-name="ce15" table:formula="of:=SUM([.F17:.F18])" office:value-type="float" office:value="6762872.95">
            <text:p>6762872,95</text:p>
          </table:table-cell>
          <table:table-cell table:number-columns-repeated="11"/>
        </table:table-row>
        <table:table-row table:style-name="ro1">
          <table:table-cell office:value-type="string">
            <text:p>5% Транспортные</text:p>
          </table:table-cell>
          <table:table-cell/>
          <table:table-cell table:style-name="ce7" table:formula="of:=[.C17]*5/100" office:value-type="float" office:value="582506.65">
            <text:p>582506,65</text:p>
          </table:table-cell>
          <table:table-cell table:style-name="ce7" table:number-columns-repeated="2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>
            <text:p>ИТОГО за 2 этапа</text:p>
          </table:table-cell>
          <table:table-cell/>
          <table:table-cell table:style-name="ce4" table:formula="of:=[.C8]+[.C17]" office:value-type="float" office:value="19849893">
            <text:p>19849893</text:p>
          </table:table-cell>
          <table:table-cell table:style-name="ce4" table:number-columns-repeated="2"/>
          <table:table-cell table:formula="of:=[.F8]+[.F17]" office:value-type="float" office:value="8135353">
            <text:p>8135353</text:p>
          </table:table-cell>
          <table:table-cell table:style-name="ce17" table:formula="of:=[.C23]-[.F23]" office:value-type="float" office:value="11714540">
            <text:p>11714540</text:p>
          </table:table-cell>
          <table:table-cell table:style-name="ce20" table:formula="of:=[.G23]*25/100" office:value-type="float" office:value="2928635">
            <text:p>2928635</text:p>
          </table:table-cell>
          <table:table-cell table:style-name="ce20" table:formula="of:=SUM([.I8:.I17])" office:value-type="float" office:value="465060">
            <text:p>465060</text:p>
          </table:table-cell>
          <table:table-cell table:style-name="ce20" table:formula="of:=SUM([.J8:.J17])" office:value-type="float" office:value="1500000">
            <text:p>1500000</text:p>
          </table:table-cell>
          <table:table-cell table:style-name="ce19" table:formula="of:=[.H23]-[.I23]-[.J23]" office:value-type="float" office:value="963575">
            <text:p>963575</text:p>
          </table:table-cell>
          <table:table-cell table:style-name="ce22" table:formula="of:=([.H23]-([.H23]*0.1))*16/100" office:value-type="float" office:value="421723.44">
            <text:p>421723,44</text:p>
          </table:table-cell>
          <table:table-cell table:formula="of:=[.G23]/100*12" office:value-type="float" office:value="1405744.8">
            <text:p>1405744,8</text:p>
          </table:table-cell>
          <table:table-cell table:formula="of:=([.G23]-[.L23]-[.M23])*20/100" office:value-type="float" office:value="1977414.352">
            <text:p>1977414,352</text:p>
          </table:table-cell>
          <table:table-cell table:formula="of:=[.G23]-[.L23]-[.M23]-[.N23]" office:value-type="float" office:value="7909657.408">
            <text:p>7909657,408</text:p>
          </table:table-cell>
          <table:table-cell table:style-name="ce23" table:formula="of:=[.C25]+[.C26]" office:value-type="float" office:value="2977483.95">
            <text:p>2977483,95</text:p>
          </table:table-cell>
          <table:table-cell table:formula="of:=[.O23]-[.P23]" office:value-type="float" office:value="4932173.458">
            <text:p>4932173,458</text:p>
          </table:table-cell>
        </table:table-row>
        <table:table-row table:style-name="ro1">
          <table:table-cell table:style-name="ce3" office:value-type="string">
            <text:p>15% За участие в конкурсе</text:p>
          </table:table-cell>
          <table:table-cell/>
          <table:table-cell table:formula="of:=[.C23]*15/100" office:value-type="float" office:value="2977483.95">
            <text:p>2977483,95</text:p>
          </table:table-cell>
          <table:table-cell table:number-columns-repeated="2"/>
          <table:table-cell table:formula="of:=[.C24]" office:value-type="float" office:value="2977483.95">
            <text:p>2977483,95</text:p>
          </table:table-cell>
          <table:table-cell table:number-columns-repeated="11"/>
        </table:table-row>
        <table:table-row table:style-name="ro1">
          <table:table-cell office:value-type="string">
            <text:p>10% Непредвиденные</text:p>
          </table:table-cell>
          <table:table-cell/>
          <table:table-cell table:style-name="ce6" table:formula="of:=[.C23]*10/100" office:value-type="float" office:value="1984989.3">
            <text:p>1984989,3</text:p>
          </table:table-cell>
          <table:table-cell table:style-name="ce6" table:number-columns-repeated="2"/>
          <table:table-cell table:style-name="ce15" table:formula="of:=SUM([.F23:.F24])" office:value-type="float" office:value="11112836.95">
            <text:p>11112836,95</text:p>
          </table:table-cell>
          <table:table-cell table:number-columns-repeated="11"/>
        </table:table-row>
        <table:table-row table:style-name="ro1">
          <table:table-cell office:value-type="string">
            <text:p>5% Транспортные</text:p>
          </table:table-cell>
          <table:table-cell/>
          <table:table-cell table:style-name="ce7" table:formula="of:=[.C23]*5/100" office:value-type="float" office:value="992494.65">
            <text:p>992494,65</text:p>
          </table:table-cell>
          <table:table-cell table:style-name="ce7" table:number-columns-repeated="2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1" office:value-type="string" table:number-columns-spanned="6" table:number-rows-spanned="1">
            <text:p>Этап №3</text:p>
          </table:table-cell>
          <table:covered-table-cell table:number-columns-repeated="5" table:style-name="ce1"/>
          <table:table-cell table:number-columns-repeated="11"/>
        </table:table-row>
        <table:table-row table:style-name="ro1">
          <table:table-cell office:value-type="string">
            <text:p>№</text:p>
          </table:table-cell>
          <table:table-cell office:value-type="string">
            <text:p>КНС</text:p>
          </table:table-cell>
          <table:table-cell office:value-type="string">
            <text:p>Стоимость по смете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НС№12 Панфилова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31]+[.E31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НС Бензострой 1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32]+[.E32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НС Борки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33]+[.E33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НС Вита</text:p>
          </table:table-cell>
          <table:table-cell office:value-type="float" office:value="1639952">
            <text:p>1639952</text:p>
          </table:table-cell>
          <table:table-cell office:value-type="float" office:value="730000">
            <text:p>730000</text:p>
          </table:table-cell>
          <table:table-cell table:formula="of:=6*3500+3000" office:value-type="float" office:value="24000">
            <text:p>24000</text:p>
          </table:table-cell>
          <table:table-cell table:formula="of:=[.D34]+[.E34]" office:value-type="float" office:value="754000">
            <text:p>75400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НС Театральная</text:p>
          </table:table-cell>
          <table:table-cell office:value-type="float" office:value="1639952">
            <text:p>1639952</text:p>
          </table:table-cell>
          <table:table-cell office:value-type="float" office:value="1150000">
            <text:p>1150000</text:p>
          </table:table-cell>
          <table:table-cell table:formula="of:=6*3500+3000" office:value-type="float" office:value="24000">
            <text:p>24000</text:p>
          </table:table-cell>
          <table:table-cell table:formula="of:=[.D35]+[.E35]" office:value-type="float" office:value="1174000">
            <text:p>117400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НС Хромзавод</text:p>
          </table:table-cell>
          <table:table-cell office:value-type="float" office:value="1639952">
            <text:p>1639952</text:p>
          </table:table-cell>
          <table:table-cell office:value-type="float" office:value="600000">
            <text:p>600000</text:p>
          </table:table-cell>
          <table:table-cell table:formula="of:=6*3500+3000" office:value-type="float" office:value="24000">
            <text:p>24000</text:p>
          </table:table-cell>
          <table:table-cell table:formula="of:=[.D36]+[.E36]" office:value-type="float" office:value="624000">
            <text:p>62400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НС 10</text:p>
          </table:table-cell>
          <table:table-cell office:value-type="float" office:value="1639952">
            <text:p>1639952</text:p>
          </table:table-cell>
          <table:table-cell office:value-type="float" office:value="129382">
            <text:p>129382</text:p>
          </table:table-cell>
          <table:table-cell table:formula="of:=6*3500+3000" office:value-type="float" office:value="24000">
            <text:p>24000</text:p>
          </table:table-cell>
          <table:table-cell table:formula="of:=[.D37]+[.E37]" office:value-type="float" office:value="153382">
            <text:p>15338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НС Заречный</text:p>
          </table:table-cell>
          <table:table-cell office:value-type="float" office:value="1639952">
            <text:p>1639952</text:p>
          </table:table-cell>
          <table:table-cell office:value-type="float" office:value="730000">
            <text:p>730000</text:p>
          </table:table-cell>
          <table:table-cell table:formula="of:=6*3500+3000" office:value-type="float" office:value="24000">
            <text:p>24000</text:p>
          </table:table-cell>
          <table:table-cell table:formula="of:=[.D38]+[.E38]" office:value-type="float" office:value="754000">
            <text:p>754000</text:p>
          </table:table-cell>
          <table:table-cell table:number-columns-repeated="11"/>
        </table:table-row>
        <table:table-row table:style-name="ro1">
          <table:table-cell office:value-type="string">
            <text:p>ИТОГО</text:p>
          </table:table-cell>
          <table:table-cell/>
          <table:table-cell table:style-name="ce4" table:formula="of:=SUM([.C31:.C38])" office:value-type="float" office:value="13119616">
            <text:p>13119616</text:p>
          </table:table-cell>
          <table:table-cell table:style-name="ce4" table:number-columns-repeated="2"/>
          <table:table-cell table:formula="of:=SUM([.F31:.F38])" office:value-type="float" office:value="5331382">
            <text:p>5331382</text:p>
          </table:table-cell>
          <table:table-cell table:style-name="ce17" table:formula="of:=[.C39]-[.F39]" office:value-type="float" office:value="7788234">
            <text:p>7788234</text:p>
          </table:table-cell>
          <table:table-cell table:style-name="ce20" table:formula="of:=[.G39]*25/100" office:value-type="float" office:value="1947058.5">
            <text:p>1947058,5</text:p>
          </table:table-cell>
          <table:table-cell table:style-name="ce20" table:number-columns-repeated="3"/>
          <table:table-cell table:style-name="ce22" table:formula="of:=([.H39]-([.H39]*0.1))*16/100" office:value-type="float" office:value="280376.424">
            <text:p>280376,424</text:p>
          </table:table-cell>
          <table:table-cell table:formula="of:=[.G39]/100*12" office:value-type="float" office:value="934588.08">
            <text:p>934588,08</text:p>
          </table:table-cell>
          <table:table-cell table:formula="of:=([.G39]-[.L39]-[.M39])*20/100" office:value-type="float" office:value="1314653.8992">
            <text:p>1314653,8992</text:p>
          </table:table-cell>
          <table:table-cell table:formula="of:=[.G39]-[.L39]-[.M39]-[.N39]" office:value-type="float" office:value="5258615.5968">
            <text:p>5258615,5968</text:p>
          </table:table-cell>
          <table:table-cell table:style-name="ce23" table:formula="of:=[.C41]+[.C42]" office:value-type="float" office:value="1967942.4">
            <text:p>1967942,4</text:p>
          </table:table-cell>
          <table:table-cell table:formula="of:=[.O39]-[.P39]" office:value-type="float" office:value="3290673.1968">
            <text:p>3290673,1968</text:p>
          </table:table-cell>
        </table:table-row>
        <table:table-row table:style-name="ro1">
          <table:table-cell table:style-name="ce3" office:value-type="string">
            <text:p>15% За участие в конкурсе</text:p>
          </table:table-cell>
          <table:table-cell/>
          <table:table-cell table:formula="of:=[.C39]*15/100" office:value-type="float" office:value="1967942.4">
            <text:p>1967942,4</text:p>
          </table:table-cell>
          <table:table-cell table:number-columns-repeated="2"/>
          <table:table-cell table:formula="of:=[.C40]" office:value-type="float" office:value="1967942.4">
            <text:p>1967942,4</text:p>
          </table:table-cell>
          <table:table-cell table:number-columns-repeated="11"/>
        </table:table-row>
        <table:table-row table:style-name="ro1">
          <table:table-cell office:value-type="string">
            <text:p>10% Непредвиденные</text:p>
          </table:table-cell>
          <table:table-cell/>
          <table:table-cell table:style-name="ce6" table:formula="of:=[.C39]*10/100" office:value-type="float" office:value="1311961.6">
            <text:p>1311961,6</text:p>
          </table:table-cell>
          <table:table-cell table:style-name="ce6" table:number-columns-repeated="2"/>
          <table:table-cell table:style-name="ce15" table:formula="of:=SUM([.F39:.F40])" office:value-type="float" office:value="7299324.4">
            <text:p>7299324,4</text:p>
          </table:table-cell>
          <table:table-cell table:number-columns-repeated="11"/>
        </table:table-row>
        <table:table-row table:style-name="ro1">
          <table:table-cell office:value-type="string">
            <text:p>5% Транспортные</text:p>
          </table:table-cell>
          <table:table-cell/>
          <table:table-cell table:style-name="ce7" table:formula="of:=[.C39]*5/100" office:value-type="float" office:value="655980.8">
            <text:p>655980,8</text:p>
          </table:table-cell>
          <table:table-cell table:style-name="ce7" table:number-columns-repeated="2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>
            <text:p>ИТОГО</text:p>
          </table:table-cell>
          <table:table-cell table:number-columns-repeated="16"/>
        </table:table-row>
        <table:table-row table:style-name="ro1">
          <table:table-cell office:value-type="string">
            <text:p>Весь проект <text:s/>13 КНС + Сервер</text:p>
          </table:table-cell>
          <table:table-cell/>
          <table:table-cell table:style-name="ce8" table:formula="of:=[.C8]+[.C17]+[.C39]" office:value-type="float" office:value="32969509">
            <text:p>32969509</text:p>
          </table:table-cell>
          <table:table-cell table:style-name="ce8" table:number-columns-repeated="2"/>
          <table:table-cell table:number-columns-repeated="12"/>
        </table:table-row>
        <table:table-row table:style-name="ro1">
          <table:table-cell table:style-name="ce3" office:value-type="string">
            <text:p>15% За участие в конкурсе</text:p>
          </table:table-cell>
          <table:table-cell/>
          <table:table-cell table:style-name="ce9" table:formula="of:=[.C46]*15/100" office:value-type="float" office:value="4945426.35">
            <text:p>4945426,35</text:p>
          </table:table-cell>
          <table:table-cell table:style-name="ce9" table:number-columns-repeated="2"/>
          <table:table-cell table:number-columns-repeated="12"/>
        </table:table-row>
        <table:table-row table:style-name="ro1">
          <table:table-cell office:value-type="string">
            <text:p>10% Непредвиденные</text:p>
          </table:table-cell>
          <table:table-cell/>
          <table:table-cell table:style-name="ce10" table:formula="of:=[.C46]*10/100" office:value-type="float" office:value="3296950.9">
            <text:p>3296950,9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office:value-type="string">
            <text:p>5% Транспортные</text:p>
          </table:table-cell>
          <table:table-cell/>
          <table:table-cell table:style-name="ce11" table:formula="of:=[.C46]*5/100" office:value-type="float" office:value="1648475.45">
            <text:p>1648475,45</text:p>
          </table:table-cell>
          <table:table-cell table:style-name="ce11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12" table:number-columns-repeated="3"/>
          <table:table-cell table:style-name="Default"/>
          <table:table-cell table:style-name="ce18" table:number-columns-repeated="6"/>
          <table:table-cell table:style-name="Default" table:number-columns-repeated="3"/>
          <table:table-cell table:style-name="ce25"/>
          <table:table-cell table:style-name="Default"/>
        </table:table-row>
        <table:table-row table:style-name="ro1">
          <table:table-cell table:style-name="ce5"/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ce13" table:number-columns-repeated="3"/>
          <table:table-cell table:style-name="ce16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14" table:number-columns-repeated="3"/>
          <table:table-cell table:style-name="Default" table:number-columns-repeated="12"/>
        </table:table-row>
      </table:table>
      <table:table table:name="Лист2" table:style-name="ta2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3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.02.2016</text:date>, <text:time>10:45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L </meta:initial-creator>
    <meta:creation-date>2016-02-22T10:18:13.28</meta:creation-date>
    <dc:creator>SL </dc:creator>
    <dc:date>2016-02-22T10:45:14.16</dc:date>
    <meta:editing-cycles>2</meta:editing-cycles>
    <meta:editing-duration>PT20M40S</meta:editing-duration>
    <meta:document-statistic meta:table-count="3" meta:cell-count="202" meta:object-count="0"/>
    <meta:generator>OpenOffice.org/3.3$Win32 OpenOffice.org_project/330m20$Build-9567</meta:generator>
  </office:meta>
</office:document-meta>
</file>